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, 'Courier New'" style:font-family-generic="roman"/>
    <style:font-face style:name="Calibri" svg:font-family="Calibri, Calibri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P3" style:family="paragraph" style:parent-style-name="Standard" style:list-style-name="">
      <style:paragraph-properties style:text-autospace="none"/>
      <style:text-properties fo:color="#000000" style:text-line-through-style="none" style:font-name="Calibri" fo:font-size="14pt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00" style:text-line-through-style="none" style:font-name="Calibri" fo:font-size="14pt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P6" style:family="paragraph" style:parent-style-name="Standard" style:list-style-name="">
      <style:paragraph-properties fo:break-before="page" style:text-autospace="none"/>
    </style:style>
    <style:style style:name="P7" style:family="paragraph" style:parent-style-name="Standard" style:list-style-name="">
      <style:paragraph-properties fo:break-before="page" style:text-autospace="none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8" style:family="paragraph" style:parent-style-name="Standard" style:list-style-name="">
      <style:paragraph-properties fo:break-before="page" style:text-autospace="none"/>
      <style:text-properties fo:color="#000000" style:text-line-through-style="none" style:font-name="Calibri" fo:font-size="14pt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P9" style:family="paragraph" style:parent-style-name="Standard" style:list-style-name="">
      <style:paragraph-properties fo:margin-left="0in" fo:margin-right="0in" fo:margin-top="0in" fo:margin-bottom="0.0528in" fo:text-indent="0in" style:auto-text-indent="false" style:text-autospace="none"/>
    </style:style>
    <style:style style:name="P10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</style:style>
    <style:style style:name="P11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2" style:family="paragraph" style:parent-style-name="Standard" style:list-style-name="">
      <style:paragraph-properties fo:margin-left="0in" fo:margin-right="0in" fo:margin-top="0in" fo:margin-bottom="0.0547in" fo:text-indent="0in" style:auto-text-indent="false" style:text-autospace="none"/>
    </style:style>
    <style:style style:name="P13" style:family="paragraph" style:parent-style-name="Standard" style:list-style-name="">
      <style:paragraph-properties fo:margin-left="0in" fo:margin-right="0in" fo:margin-top="0in" fo:margin-bottom="0.0398in" fo:text-indent="0in" style:auto-text-indent="false" style:text-autospace="none"/>
    </style:style>
    <style:style style:name="P14" style:family="paragraph" style:parent-style-name="Standard" style:list-style-name="">
      <style:paragraph-properties fo:margin-left="0in" fo:margin-right="0in" fo:margin-top="0in" fo:margin-bottom="0.0063in" fo:text-indent="0in" style:auto-text-indent="false" style:text-autospace="none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20pt" style:font-name-asian="Calibri" style:font-size-asian="20pt" style:font-name-complex="Calibri" style:font-size-complex="20pt"/>
    </style:style>
    <style:style style:name="T3" style:family="text">
      <style:text-properties fo:color="#000000" style:text-line-through-style="none" style:font-name="Calibri" fo:font-size="20pt" style:text-underline-style="none" style:font-name-asian="Calibri" style:font-size-asian="20pt" style:font-name-complex="Calibri" style:font-size-complex="20pt"/>
    </style:style>
    <style:style style:name="T4" style:family="text"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T5" style:family="text"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T6" style:family="text">
      <style:text-properties fo:color="#000000" style:text-line-through-style="none" style:font-name="Calibri" fo:font-size="14pt" style:text-underline-style="none" fo:font-weight="normal" style:font-name-asian="Calibri" style:font-size-asian="14pt" style:font-weight-asian="normal" style:font-name-complex="Calibri" style:font-size-complex="14pt" style:font-weight-complex="normal"/>
    </style:style>
    <style:style style:name="T7" style:family="text"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8" style:family="text">
      <style:text-properties fo:color="#000000" style:text-line-through-style="none" style:font-name="Calibri" fo:font-size="14pt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9" style:family="text">
      <style:text-properties fo:color="#000000" style:text-line-through-style="none" style:font-name="Calibri" fo:font-size="20pt" style:text-underline-style="none" style:font-name-asian="Calibri" style:font-size-asian="20pt" style:font-name-complex="Calibri" style:font-size-complex="20pt"/>
    </style:style>
    <style:style style:name="T10" style:family="text"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T11" style:family="text"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T12" style:family="text">
      <style:text-properties fo:color="#000000" style:text-line-through-style="none" style:font-name="Calibri" fo:font-size="14pt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3" style:family="text">
      <style:text-properties fo:color="#000000" style:text-line-through-style="none" style:font-name="Courier New" fo:font-size="14pt" style:text-underline-style="none" style:font-name-asian="Courier New" style:font-size-asian="14pt" style:font-name-complex="Courier New" style:font-size-complex="14pt"/>
    </style:style>
    <style:style style:name="T14" style:family="text">
      <style:text-properties fo:color="#000000" style:text-line-through-style="none" style:font-name="Courier New" fo:font-size="14pt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5" style:family="text">
      <style:text-properties fo:color="#000000" style:text-line-through-style="none" style:font-name="Wingdings" fo:font-size="14pt" fo:font-style="normal" style:text-underline-style="none" fo:font-weight="normal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<text:s/></text:span><text:span text:style-name="T2">Задание за курсов проект </text:span></text:p>
      <text:p text:style-name="P1"><text:span text:style-name="T3">Въведение в </text:span><text:span text:style-name="T3">P</text:span><text:span text:style-name="T3">HP (част 1) </text:span></text:p>
      <text:p text:style-name="P1"><text:span text:style-name="T3"/></text:p>
      <text:p text:style-name="P1"><text:span text:style-name="T4">Да се създаде </text:span><text:span text:style-name="T4">web </text:span><text:span text:style-name="T4">приложение</text:span><text:span text:style-name="T4">, </text:span><text:span text:style-name="T4">което реализира презентация на </text:span><text:span text:style-name="T4">CRUD </text:span></text:p>
      <text:p text:style-name="P1"><text:span text:style-name="T4">интерфейс </text:span><text:span text:style-name="T4">(</text:span><text:span text:style-name="T4">наричан по</text:span><text:span text:style-name="T4">-</text:span><text:span text:style-name="T4">долу </text:span><text:span text:style-name="T4">grid </text:span><text:span text:style-name="T4">или </text:span><text:span text:style-name="T4">data grid</text:span><text:span text:style-name="T4">). Приложението презентира: </text:span></text:p>
      <text:p text:style-name="P1"><text:span text:style-name="T4">• Имплементация на форма за търсене в базата данни </text:span></text:p>
      <text:p text:style-name="P1"><text:span text:style-name="T4">• Презентация на резултата от търсенето в табличен вид </text:span></text:p>
      <text:p text:style-name="P1"><text:span text:style-name="T4">• Сортиране на резултата по определени критерии </text:span></text:p>
      <text:p text:style-name="P1"><text:span text:style-name="T4">• Възможност за контрол на страницирането </text:span><text:span text:style-name="T4">(</text:span><text:span text:style-name="T4">представяне резултата на </text:span></text:p>
      <text:p text:style-name="P2">„порции”) </text:p>
      <text:p text:style-name="P1"><text:span text:style-name="T4">Формата за търсене съдържа следните критерии</text:span><text:span text:style-name="T4">, </text:span><text:span text:style-name="T4">по които може да се търси: </text:span></text:p>
      <text:p text:style-name="P1"><text:span text:style-name="T4">• Име на студент </text:span><text:span text:style-name="T4">– </text:span><text:span text:style-name="T4">текстово поле, въвежда се свободен текст. Резултата се оценява, чрез допълване отдясно</text:span><text:span text:style-name="T4">. </text:span><text:span text:style-name="T4">Пример: при въведена фраза за търсене „Иван</text:span><text:span text:style-name="T4">”, </text:span><text:span text:style-name="T4">допустими резултати са: Иван Иванов, Иванка Петрова и т.н</text:span><text:span text:style-name="T4">. </text:span></text:p>
      <text:p text:style-name="P1"><text:span text:style-name="T4">• </text:span><text:span text:style-name="T4">Специалност </text:span><text:span text:style-name="T4">– </text:span><text:span text:style-name="T4">избира се от падащ списък с предварително дефирнирани специалности в базата данни</text:span><text:span text:style-name="T4">. </text:span><text:span text:style-name="T4">Резултата се оценява само за конкретно избрана специалност</text:span><text:span text:style-name="T4">, </text:span><text:span text:style-name="T4">без значение курса на студентите</text:span><text:span text:style-name="T4">. </text:span></text:p>
      <text:p text:style-name="P1"><text:span text:style-name="T4">• </text:span><text:span text:style-name="T4">Курс </text:span><text:span text:style-name="T4">– </text:span><text:span text:style-name="T4">избира се от падащ списък с предварително дефинирани комбинации от курс и специалност</text:span><text:span text:style-name="T4">. </text:span><text:span text:style-name="T4">Пример: Първи курс, БИТ; Първи курс, Информатика; Първи курс Математика и Информатика и т.н</text:span><text:span text:style-name="T4">. </text:span><text:span text:style-name="T4">Резултата се оценява само за конкретно избрана комбинация от курс и специалност </text:span></text:p>
      <text:p text:style-name="P1"><text:span text:style-name="T4">Изисквания към резултата </text:span><text:span text:style-name="T4">(</text:span><text:span text:style-name="T4">т.е. съдържанието на табличните данни): </text:span></text:p>
      <text:p text:style-name="P1"><text:span text:style-name="T4">• Номер по ред </text:span></text:p>
      <text:p text:style-name="P1"><text:span text:style-name="T4">• Собствено име и фамилия на студента </text:span></text:p>
      <text:p text:style-name="P6"><text:span text:style-name="T4">• Име на курс </text:span><text:span text:style-name="T4">– </text:span><text:span text:style-name="T4">представлява комбинация от името на курса и името на специалността </text:span></text:p>
      <text:p text:style-name="P1"><text:span text:style-name="T4">• Данни за хорариум и оценка за три дисциплини </text:span><text:span text:style-name="T4">(</text:span><text:span text:style-name="T4">напр</text:span><text:span text:style-name="T4">. </text:span><text:span text:style-name="T4">Математика, Информатика и Физика) във следния вид: </text:span></text:p>
      <text:p text:style-name="P1"><text:span text:style-name="T13">o </text:span><text:span text:style-name="T4">Хорариум лекции във вид </text:span><text:span text:style-name="T4">XX (YY</text:span><text:span text:style-name="T4">)</text:span><text:span text:style-name="T4">, </text:span><text:span text:style-name="T4">където </text:span><text:span text:style-name="T4">XX </text:span><text:span text:style-name="T4">е необходимия хорариум в часове зададен за конкетната дисциплина, а </text:span><text:span text:style-name="T4">YY – </text:span><text:span text:style-name="T4">реалното посещение на студента </text:span></text:p>
      <text:p text:style-name="P1"><text:span text:style-name="T13">o </text:span><text:span text:style-name="T4">Оценка на студента за текущата дисциплина </text:span><text:span text:style-name="T4">– </text:span><text:span text:style-name="T4">словом и цифром, според шестобалната система използвана в РБългария </text:span></text:p>
      <text:p text:style-name="P1"><text:span text:style-name="T4">• Обща стойност за хорариума в часове във формат </text:span><text:span text:style-name="T4">XX (</text:span><text:span text:style-name="T4">YY) </text:span></text:p>
      <text:p text:style-name="P1"><text:span text:style-name="T4">• Среден успех на студента </text:span></text:p>
      <text:p text:style-name="P2">Сортиране на данните: </text:p>
      <text:p text:style-name="P1"><text:span text:style-name="T4">• Заглавните редове </text:span><text:span text:style-name="T4">(</text:span><text:span text:style-name="T4">т.нар</text:span><text:span text:style-name="T4">. </text:span><text:span text:style-name="T4">антетка на таблицата) са хипервръзки, които могат да влияят на сортирането на резултата </text:span></text:p>
      <text:p text:style-name="P1"><text:span text:style-name="T4">• До името на колоната следва да се визуализира посоката на </text:span></text:p>
      <text:p text:style-name="P1"><text:span text:style-name="T4">сортиране </text:span><text:span text:style-name="T4">(</text:span><text:span text:style-name="T4">по подразбиране сортирането е във възходящ ред) </text:span></text:p>
      <text:p text:style-name="P1"><text:span text:style-name="T4">• Следните колони трябва да могат да бъдат сортирани: Номер по ред</text:span><text:span text:style-name="T4">, </text:span><text:span text:style-name="T4">Име и фамилия</text:span><text:span text:style-name="T4">, </text:span><text:span text:style-name="T4">Хорариум лекции и упражнения и Оценка </text:span></text:p>
      <text:p text:style-name="P1"><text:span text:style-name="T4">Контрол на страницирането </text:span><text:span text:style-name="T4">- </text:span><text:span text:style-name="T4">Непосредствено преди и след таблицата </text:span><text:span text:style-name="T4">(grid-</text:span><text:span text:style-name="T4">а) с резултата са разположени контроли за странициране на резултата, които съдържат: </text:span></text:p>
      <text:p text:style-name="P1"><text:span text:style-name="T4">• Хипер връзка за бърз преход към първа страница от резултата </text:span><text:span text:style-name="T4">(</text:span><text:span text:style-name="T4">ако е достъпна) </text:span></text:p>
      <text:p text:style-name="P1"><text:span text:style-name="T4">• Хипер връзка за бърз преход към предходна страница от резултата </text:span></text:p>
      <text:p text:style-name="P1"><text:span text:style-name="T4">(</text:span><text:span text:style-name="T4">ако е достъпна) </text:span></text:p>
      <text:p text:style-name="P1"><text:span text:style-name="T4">• Пореден номер на страница от резултата, която е визуализирана плюс контрол за бърз преход до произволно избрана страница от резултата </text:span><text:span text:style-name="T4">(</text:span><text:span text:style-name="T4">посредством поле за въвеждане номер на страница и бутон за изпращане на данните) </text:span></text:p>
      <text:p text:style-name="P6"><text:span text:style-name="T4">• Общ брой на страниците от резултата </text:span></text:p>
      <text:p text:style-name="P1"><text:span text:style-name="T4">• Хипер връзка за бърз преход към следваща страница от резултата </text:span></text:p>
      <text:p text:style-name="P1"><text:span text:style-name="T4">(</text:span><text:span text:style-name="T4">ако е достъпна) </text:span></text:p>
      <text:p text:style-name="P1"><text:span text:style-name="T4">• Хипер връзка за бърз преход към последната страница от резултата </text:span></text:p>
      <text:p text:style-name="P1"><text:span text:style-name="T4">(</text:span><text:span text:style-name="T4">ако е достъпна) </text:span></text:p>
      <text:p text:style-name="P1"><text:span text:style-name="T5">Допълнения към изискванията за курсовия проект от 1</text:span><text:span text:style-name="T5">-</text:span><text:span text:style-name="T5">ви триместър </text:span></text:p>
      <text:p text:style-name="P3">CRUD интерфейс за управление на студенти, специалности, курсове и оценки </text:p>
      <text:p text:style-name="P4">Да се имплементират необходимите гридове е форми за създаване, преглед, редактиране и изтриване (C. R. U. D.) на записите, които участват в генерирането на таблицата от първата част на заданието. </text:p>
      <text:p text:style-name="P5">Форма за добавяне на специалност </text:p>
      <text:p text:style-name="P9"><text:span text:style-name="T7">• Име </text:span></text:p>
      <text:p text:style-name="P10"><text:span text:style-name="T7">• Абревиатура </text:span></text:p>
      <text:p text:style-name="P4"/>
      <text:p text:style-name="P5">Форма за добавяне на предмет </text:p>
      <text:p text:style-name="P9"><text:span text:style-name="T7">• Наименование </text:span></text:p>
      <text:p text:style-name="P9"><text:span text:style-name="T7">• Хорариум лекции по норматив </text:span></text:p>
      <text:p text:style-name="P10"><text:span text:style-name="T7">• Хорариум упражнения по норматив </text:span></text:p>
      <text:p text:style-name="P4"/>
      <text:p text:style-name="P5">Форма за добавяне на студент </text:p>
      <text:p text:style-name="P9"><text:span text:style-name="T7">• Собствено име </text:span></text:p>
      <text:p text:style-name="P9"><text:span text:style-name="T7">• Фамилия </text:span></text:p>
      <text:p text:style-name="P9"><text:span text:style-name="T7">• Имейл адрес </text:span></text:p>
      <text:p text:style-name="P9"><text:span text:style-name="T7">• Факултетен номер </text:span></text:p>
      <text:p text:style-name="P10"><text:span text:style-name="T7">• Курс </text:span><text:span text:style-name="T14">o </text:span><text:span text:style-name="T7">SELECT с ID</text:span><text:span text:style-name="T7">-</text:span><text:span text:style-name="T7">номер и наименование на курса от номенклатурата с курсове </text:span></text:p>
      <text:p text:style-name="P11"/>
      <text:p text:style-name="P4"/>
      <text:p text:style-name="P7"/>
      <text:p text:style-name="P10"><text:span text:style-name="T7">• Специалност </text:span><text:span text:style-name="T14">o </text:span><text:span text:style-name="T7">SELECT с ID</text:span><text:span text:style-name="T7">-</text:span><text:span text:style-name="T7">номер и наименование на специалността от номенклатурата със специалности </text:span></text:p>
      <text:p text:style-name="P11"/>
      <text:p text:style-name="P9"><text:span text:style-name="T7">• Форма на обучение </text:span><text:span text:style-name="T14">o </text:span><text:span text:style-name="T7">SELECT </text:span><text:span text:style-name="T7">с избор на една от двете дефинирани в БД ENUM стойности: </text:span><text:span text:style-name="T15"> </text:span><text:span text:style-name="T7">Редовно обучение </text:span><text:span text:style-name="T7">(</text:span><text:span text:style-name="T7">стойност </text:span><text:span text:style-name="T7">‘</text:span><text:span text:style-name="T7">Р</text:span><text:span text:style-name="T7">’</text:span><text:span text:style-name="T7">) </text:span></text:p>
      <text:p text:style-name="P10"><text:span text:style-name="T15"> </text:span><text:span text:style-name="T7">Задочно обучение </text:span><text:span text:style-name="T7">(</text:span><text:span text:style-name="T7">стойност </text:span><text:span text:style-name="T7">‘</text:span><text:span text:style-name="T7">З</text:span><text:span text:style-name="T7">’</text:span><text:span text:style-name="T7">) </text:span></text:p>
      <text:p text:style-name="P11"/>
      <text:p text:style-name="P11"/>
      <text:p text:style-name="P4"/>
      <text:p text:style-name="P5">Форма за добавяне на курс </text:p>
      <text:p text:style-name="P10"><text:span text:style-name="T7">• Наименование </text:span></text:p>
      <text:p text:style-name="P4"/>
      <text:p text:style-name="P5">Форма за добавяне на оценка </text:p>
      <text:p text:style-name="P10"><text:span text:style-name="T7">• Студент </text:span><text:span text:style-name="T14">o </text:span><text:span text:style-name="T7">SELECT с ID и име на студент от таблицата със студенти </text:span></text:p>
      <text:p text:style-name="P11"/>
      <text:p text:style-name="P10"><text:span text:style-name="T7">• Предмет </text:span><text:span text:style-name="T14">o </text:span><text:span text:style-name="T7">SELECT с ID и наименование на предмет от номенклатурата с предмети </text:span></text:p>
      <text:p text:style-name="P11"/>
      <text:p text:style-name="P10"><text:span text:style-name="T7">• Хорариум реално посетени упражнения </text:span></text:p>
      <text:p text:style-name="P10"><text:span text:style-name="T7">• Хорариум реално посетени лекции </text:span></text:p>
      <text:p text:style-name="P10"><text:span text:style-name="T7">• Оценка </text:span></text:p>
      <text:p text:style-name="P4"/>
      <text:p text:style-name="P1"><text:span text:style-name="T7">За всеки от 5</text:span><text:span text:style-name="T7">-</text:span><text:span text:style-name="T7">те модела (специалности, предмети, студенти, курсове, оценки) трябва да има реализиран изглед за преглеждане на записите (GRID/таблица). Спецификите, касаещи изгледа на гридовете няма да бъдат зададени предварително </text:span><text:span text:style-name="T7">– </text:span><text:span text:style-name="T7">всеки може да реализира интерфейса на таблиците по собствено усмотрение (дали да има странициране и сортиране; дали за редакция, добавяне и изтриване на редове ще се ползват хипер</text:span><text:span text:style-name="T7">-</text:span><text:span text:style-name="T7">връзки или бутони; дали ще има филтър за ограничаване на показваните редове съгласно определени признаци ). </text:span></text:p>
      <text:p text:style-name="P8">Контрол на достъпа </text:p>
      <text:p text:style-name="P1"><text:span text:style-name="T7">Да се реализира логин</text:span><text:span text:style-name="T7">-</text:span><text:span text:style-name="T7">форма, чрез която потребителите ще се идентифицират (логват) в системата. </text:span></text:p>
      <text:p text:style-name="P4">Докато потребителят не е логнат в системата, той няма да има достъп до CRUD интерфейсите (гридове и форми) за управление на номенклатурите. В този случай приложението трябва да разрешава достъп само до главната таблица с оценките. </text:p>
      <text:p text:style-name="P4">След успешна идентификация на потребителя той ще получи достъп и до CRUD интерфейсите посредством опростено меню със следните елементи: </text:p>
      <text:p text:style-name="P12"><text:span text:style-name="T7">• Курсове </text:span></text:p>
      <text:p text:style-name="P12"><text:span text:style-name="T7">• Специалности </text:span></text:p>
      <text:p text:style-name="P12"><text:span text:style-name="T7">• Дисциплини (предмети) </text:span></text:p>
      <text:p text:style-name="P12"><text:span text:style-name="T7">• Студенти </text:span></text:p>
      <text:p text:style-name="P12"><text:span text:style-name="T7">• Оценки </text:span></text:p>
      <text:p text:style-name="P10"><text:span text:style-name="T7">• Изход </text:span></text:p>
      <text:p text:style-name="P4"/>
      <text:p text:style-name="P3">Дизайн на приложението </text:p>
      <text:p text:style-name="P4">Пропоръчително е реализацията на приложението да е разделена в няколко обособени части: </text:p>
      <text:p text:style-name="P12"><text:span text:style-name="T7">• В най</text:span><text:span text:style-name="T7">-</text:span><text:span text:style-name="T7">добрия случай да се ползва MVC или подобна архитектура; </text:span></text:p>
      <text:p text:style-name="P13"><text:span text:style-name="T7">• Алтернативно, поне да бъдат отделени логиката на приложението от презентацията: </text:span><text:span text:style-name="T14">o </text:span><text:span text:style-name="T7">Изходният код, който визуализира форма и кодът, който обработва изпратените от същата форма данни да не са в един и същ файл; </text:span></text:p>
      <text:p text:style-name="P13"><text:span text:style-name="T14">o </text:span><text:span text:style-name="T7">Изходният код за обработка на изпратени от форма данни и кодът, който визуализира грид, свързан със същия модел да не са в един и същ файл; </text:span></text:p>
      <text:p text:style-name="P10"><text:span text:style-name="T14">o </text:span><text:span text:style-name="T7">Изходният код, който изпълнява някаква бизнес</text:span><text:span text:style-name="T7">-</text:span><text:span text:style-name="T7">логика и кодът, който визуализира данни да не са в един и същ файл </text:span></text:p>
      <text:p text:style-name="P11"/>
      <text:p text:style-name="P4"/>
      <text:p text:style-name="P6"><text:span text:style-name="T8">Бонус условия</text:span><text:span text:style-name="T7">: </text:span></text:p>
      <text:p text:style-name="P14"><text:span text:style-name="T7">• Да се добави възможност за експортиране на резултата във формати: PDF, XLS (MS Excel) и CSV (comma</text:span><text:span text:style-name="T7">-</text:span><text:span text:style-name="T7">separated values) </text:span></text:p>
      <text:p text:style-name="P14"><text:span text:style-name="T7">• Разработване на </text:span><text:span text:style-name="T7">CRUD </text:span><text:span text:style-name="T7">интерфейс (плюс GRID) за управление на потребители </text:span></text:p>
      <text:p text:style-name="P10"><text:span text:style-name="T7">• При изтриване на обект от </text:span><text:span text:style-name="T7">grid-</text:span><text:span text:style-name="T7">а да се добави потвърждаващ въпрос във вид „Сигурни ли сте, че желаете да изтриете избрания (описание на обекта: студент, курс и т.н.)?“ на принципа на confirm функцията в JavaScript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, 'Courier New'" style:font-family-generic="roman"/>
    <style:font-face style:name="Calibri" svg:font-family="Calibri, Calibri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g" fo:country="BG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3:40:17.21</meta:creation-date>
    <meta:document-statistic meta:table-count="0" meta:image-count="0" meta:object-count="0" meta:page-count="6" meta:paragraph-count="85" meta:word-count="997" meta:character-count="6300"/>
    <dc:date>2015-11-26T13:43:47.10</dc:date>
    <meta:editing-duration>PT3M30S</meta:editing-duration>
    <meta:editing-cycles>1</meta:editing-cycles>
    <meta:generator>OpenOffice/4.0.1$Win32 OpenOffice.org_project/401m5$Build-9714</meta:generator>
  </office:meta>
</office:document-meta>
</file>